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8e93" officeooo:paragraph-rsid="001d8e93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officeooo:rsid="001e06e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i) ClustalW:</text:p>
      <text:p text:style-name="Standard">clustalw -INFILE=sequences.fasta -OUTFILE=clustalw_alignment.aln -OUTPUT=PIR</text:p>
      <text:p text:style-name="Standard"/>
      <text:p text:style-name="Standard">(ii) Clustal Omega:</text:p>
      <text:p text:style-name="Standard">clustalo --infile=seq.fasta --outfile=clustalo.aln --wrap=60 –outfmt=clu</text:p>
      <text:p text:style-name="Standard"/>
      <text:p text:style-name="P1">(iii) T coffee:</text:p>
      <text:p text:style-name="P1">t_coffee -seq RbcL_Proteins.fasta -output=clustalw_aln -outfile=tcoffee_alignment.aln</text:p>
      <text:p text:style-name="Standard"/>
      <text:h text:style-name="Heading_20_3" text:outline-level="3"><text:span text:style-name="Strong_20_Emphasis">1. How do alignments from ClustalW, Clustal Omega, and T-Coffee differ?</text:span></text:h>
      <text:p text:style-name="Text_20_body">Each tool uses different algorithms, leading to variations in alignment accuracy, speed, and handling of conserved regions:</text:p>
      <text:list text:style-name="L1">
        <text:list-item>
          <text:p text:style-name="P3"><text:span text:style-name="Strong_20_Emphasis">ClustalW</text:span>: </text:p>
          <text:list>
            <text:list-item>
              <text:p text:style-name="P3">Progressive alignment method (stepwise). </text:p>
            </text:list-item>
            <text:list-item>
              <text:p text:style-name="P3">Slower and less accurate for large datasets. </text:p>
            </text:list-item>
            <text:list-item>
              <text:p text:style-name="P3">Sensitive to initial alignment errors since it builds on previous steps. </text:p>
            </text:list-item>
          </text:list>
        </text:list-item>
        <text:list-item>
          <text:p text:style-name="P3"><text:span text:style-name="Strong_20_Emphasis">Clustal Omega</text:span>: </text:p>
          <text:list>
            <text:list-item>
              <text:p text:style-name="P3">More modern and scalable, using <text:span text:style-name="Strong_20_Emphasis">hidden Markov models (HMMs)</text:span>. </text:p>
            </text:list-item>
            <text:list-item>
              <text:p text:style-name="P3">Faster and more accurate than ClustalW, especially for large datasets. </text:p>
            </text:list-item>
            <text:list-item>
              <text:p text:style-name="P3">Better at handling <text:span text:style-name="Strong_20_Emphasis">divergent sequences</text:span>. </text:p>
            </text:list-item>
          </text:list>
        </text:list-item>
        <text:list-item>
          <text:p text:style-name="P3"><text:span text:style-name="Strong_20_Emphasis">T-Coffee</text:span>: </text:p>
          <text:list>
            <text:list-item>
              <text:p text:style-name="P3"><text:span text:style-name="Strong_20_Emphasis">Combines multiple alignment methods</text:span> for improved accuracy. </text:p>
            </text:list-item>
            <text:list-item>
              <text:p text:style-name="P3">More computationally intensive but provides <text:span text:style-name="Strong_20_Emphasis">higher-quality alignments</text:span>. </text:p>
            </text:list-item>
            <text:list-item>
              <text:p text:style-name="P2">Good for aligning sequences with <text:span text:style-name="Strong_20_Emphasis">high divergence</text:span> or <text:span text:style-name="Strong_20_Emphasis">low similarity</text:span>. </text:p>
            </text:list-item>
          </text:list>
        </text:list-item>
      </text:list>
      <text:h text:style-name="Heading_20_3" text:outline-level="3"><text:span text:style-name="Strong_20_Emphasis">2. Which tool provides the most consistent conserved region identification?</text:span></text:h>
      <text:list text:style-name="L2">
        <text:list-item>
          <text:p text:style-name="P5"><text:span text:style-name="Strong_20_Emphasis">T-Coffee</text:span> generally provides the <text:span text:style-name="Strong_20_Emphasis">best conserved region identification</text:span>, as it integrates multiple alignment strategies to <text:span text:style-name="Strong_20_Emphasis">reduce errors</text:span>. </text:p>
        </text:list-item>
        <text:list-item>
          <text:p text:style-name="P5"><text:span text:style-name="Strong_20_Emphasis">Clustal Omega</text:span> is also effective, particularly for <text:span text:style-name="Strong_20_Emphasis">large datasets</text:span>. </text:p>
        </text:list-item>
        <text:list-item>
          <text:p text:style-name="P4"><text:span text:style-name="Strong_20_Emphasis">ClustalW</text:span> can be less consistent, especially for <text:span text:style-name="Strong_20_Emphasis">distantly related sequences</text:span>, due to its progressive alignment approach. </text:p>
        </text:list-item>
      </text:list>
      <text:h text:style-name="Heading_20_3" text:outline-level="3"><text:span text:style-name="Strong_20_Emphasis">3. How does the percentage identity vary across tools?</text:span></text:h>
      <text:list text:style-name="L3">
        <text:list-item>
          <text:p text:style-name="P7"><text:span text:style-name="Strong_20_Emphasis">ClustalW</text:span> may produce slightly lower percentage identity due to its sensitivity to early alignment errors. </text:p>
        </text:list-item>
        <text:list-item>
          <text:p text:style-name="P7"><text:span text:style-name="Strong_20_Emphasis">Clustal Omega</text:span> tends to generate <text:span text:style-name="Strong_20_Emphasis">higher identity alignments</text:span> for large datasets since it uses HMM profiles. </text:p>
        </text:list-item>
        <text:list-item>
          <text:p text:style-name="P6"><text:span text:style-name="Strong_20_Emphasis">T-Coffee</text:span> can yield <text:span text:style-name="Strong_20_Emphasis">more biologically meaningful identities</text:span>, particularly for complex or divergent sequences. </text:p>
        </text:list-item>
      </text:list>
      <text:h text:style-name="Heading_20_3" text:outline-level="3"><text:span text:style-name="Strong_20_Emphasis">4. What is the significance of the guide tree in understanding sequence relationships?</text:span></text:h>
      <text:list text:style-name="L4">
        <text:list-item>
          <text:p text:style-name="P9">A <text:span text:style-name="Strong_20_Emphasis">guide tree</text:span> shows the evolutionary relationships inferred during alignment. </text:p>
        </text:list-item>
        <text:list-item>
          <text:p text:style-name="P9">It helps in <text:span text:style-name="Strong_20_Emphasis">progressive alignment</text:span> by determining the order in which sequences are aligned. </text:p>
        </text:list-item>
        <text:list-item>
          <text:p text:style-name="P9">It can highlight <text:span text:style-name="Strong_20_Emphasis">sequence clustering</text:span>, indicating evolutionary proximity. </text:p>
        </text:list-item>
        <text:list-item>
          <text:p text:style-name="P8"><text:soft-page-break/>Errors in guide tree construction (e.g., in ClustalW) can <text:span text:style-name="Strong_20_Emphasis">impact alignment accuracy</text:span>. </text:p>
        </text:list-item>
      </text:list>
      <text:h text:style-name="Heading_20_3" text:outline-level="3"><text:span text:style-name="Strong_20_Emphasis">5. How does the choice of homologous sequences affect the consensus sequence?</text:span></text:h>
      <text:list text:style-name="L5">
        <text:list-item>
          <text:p text:style-name="P11">Including <text:span text:style-name="Strong_20_Emphasis">closely related sequences</text:span> results in a <text:span text:style-name="Strong_20_Emphasis">more conserved consensus</text:span>. </text:p>
        </text:list-item>
        <text:list-item>
          <text:p text:style-name="P11"><text:span text:style-name="Strong_20_Emphasis">Distantly related sequences</text:span> may introduce more gaps and variations, affecting consensus accuracy. </text:p>
        </text:list-item>
        <text:list-item>
          <text:p text:style-name="P10">Poor selection of sequences (e.g., including <text:span text:style-name="Strong_20_Emphasis">non-homologous</text:span> sequences) can distort the consensus, making it biologically meaningless. </text:p>
        </text:list-item>
      </text:list>
      <text:p text:style-name="Text_20_body">Would you like a recommendation on which tool to use for a specific dataset? 😊</text:p>
      <text:p text:style-name="Standard"/>
      <text:p text:style-name="Standard"/>
      <text:p text:style-name="Standard">3. Mul ple Sequence Alignment</text:p>
      <text:p text:style-name="Standard">Step 1: Perform Alignments</text:p>
      <text:p text:style-name="Standard">(i) ClustalW:</text:p>
      <text:p text:style-name="Standard">clustalw -INFILE=sequences.fasta -OUTFILE=clustalw_alignment.aln -OUTPUT=PIR</text:p>
      <text:p text:style-name="Standard">(ii) Clustal Omega:</text:p>
      <text:p text:style-name="Standard">clustalo -i sequences.fasta -o clustalo_alignment.aln --ou<text:span text:style-name="T1">tf</text:span>mt=clu --guidetree-</text:p>
      <text:p text:style-name="Standard">out=clustalo_guidetree.txt</text:p>
      <text:p text:style-name="Standard">(iii) T-Coﬀee:</text:p>
      <text:p text:style-name="Standard">t_coﬀee -seq sequences.fasta -output=clustalw_aln -ou ile=tcoﬀee_alignment.aln</text:p>
      <text:p text:style-name="Standard">Step 2: Generate Percentage Iden ty Matrix (PIM)</text:p>
      <text:p text:style-name="Standard">For each tool, generate and save the PIM.</text:p>
      <text:p text:style-name="Standard">ClustalW: Automa cally included in the output.</text:p>
      <text:p text:style-name="Standard">Clustal Omega: Use --percent-id op on if available.</text:p>
      <text:p text:style-name="Standard">T-Coﬀee: Check logs for iden ty calcula ons.</text:p>
      <text:p text:style-name="Standard">Step 3: Save Guide Trees</text:p>
      <text:p text:style-name="Standard">Export the guide tree (if generated) for analys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21:14:18.115647767</meta:creation-date>
    <dc:date>2025-03-16T22:46:24.006692195</dc:date>
    <meta:editing-duration>PT9M3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54" meta:word-count="471" meta:character-count="3375" meta:non-whitespace-character-count="2967"/>
  </office:meta>
</office:document-meta>
</file>